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82.17mm"/>
    </style:style>
    <style:style style:name="co2" style:family="table-column">
      <style:table-column-properties fo:break-before="auto" style:column-width="34.27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number-columns-repeated="1022" table:default-cell-style-name="Default"/>
        <table:table-row table:style-name="ro1">
          <table:table-cell office:value-type="string" calcext:value-type="string">
            <text:p>Farnell order-list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or CV-module:</text:p>
          </table:table-cell>
          <table:table-cell table:style-name="ce1" office:value-type="string" calcext:value-type="string">
            <text:p>Order id</text:p>
          </table:table-cell>
          <table:table-cell table:style-name="ce1" office:value-type="string" calcext:value-type="string">
            <text:p>amount</text:p>
          </table:table-cell>
          <table:table-cell table:style-name="ce1" office:value-type="string" calcext:value-type="string">
            <text:p>Price/pc</text:p>
          </table:table-cell>
          <table:table-cell table:style-name="ce1" office:value-type="string" calcext:value-type="string">
            <text:p>Price total</text:p>
          </table:table-cell>
          <table:table-cell table:style-name="ce1" office:value-type="string" calcext:value-type="string">
            <text:p>datasheet</text:p>
          </table:table-cell>
          <table:table-cell table:style-name="ce1" table:number-columns-repeated="1018"/>
        </table:table-row>
        <table:table-row table:style-name="ro1">
          <table:table-cell table:style-name="Default" office:value-type="string" calcext:value-type="string">
            <text:p>AD5611BKSZ  Digital to Analogue Converter, 10 bit, Serial, 2.7V to 5.5V</text:p>
          </table:table-cell>
          <table:table-cell office:value-type="float" office:value="2096189" calcext:value-type="float">
            <text:p>2096189</text:p>
          </table:table-cell>
          <table:table-cell office:value-type="float" office:value="10" calcext:value-type="float">
            <text:p>10</text:p>
          </table:table-cell>
          <table:table-cell office:value-type="float" office:value="1.1586" calcext:value-type="float">
            <text:p>1,1586</text:p>
          </table:table-cell>
          <table:table-cell table:formula="of:=[.C4]*[.D4]" office:value-type="float" office:value="11.586" calcext:value-type="float">
            <text:p>11,586</text:p>
          </table:table-cell>
          <table:table-cell office:value-type="string" calcext:value-type="string">
            <text:p>http://www.farnell.com/datasheets/1780742.pdf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LM358ADR  OP AMP, DUAL LOW POWER, SOIC8</text:p>
          </table:table-cell>
          <table:table-cell office:value-type="float" office:value="7527007" calcext:value-type="float">
            <text:p>7527007</text:p>
          </table:table-cell>
          <table:table-cell office:value-type="float" office:value="20" calcext:value-type="float">
            <text:p>20</text:p>
          </table:table-cell>
          <table:table-cell office:value-type="float" office:value="0.1015" calcext:value-type="float">
            <text:p>0,1015</text:p>
          </table:table-cell>
          <table:table-cell table:formula="of:=[.C5]*[.D5]" office:value-type="float" office:value="2.03" calcext:value-type="float">
            <text:p>2,03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CD4051BM96  MUX, SINGLE, 8CH, SOIC-16</text:p>
          </table:table-cell>
          <table:table-cell office:value-type="float" office:value="2334931" calcext:value-type="float">
            <text:p>2334931</text:p>
          </table:table-cell>
          <table:table-cell office:value-type="float" office:value="5" calcext:value-type="float">
            <text:p>5</text:p>
          </table:table-cell>
          <table:table-cell office:value-type="float" office:value="0.38" calcext:value-type="float">
            <text:p>0,38</text:p>
          </table:table-cell>
          <table:table-cell table:formula="of:=[.C6]*[.D6]" office:value-type="float" office:value="1.9" calcext:value-type="float">
            <text:p>1,9</text:p>
          </table:table-cell>
          <table:table-cell office:value-type="string" calcext:value-type="string">
            <text:p>http://www.farnell.com/datasheets/1874777.pdf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LM4120IM5-5.0/NOPB  Voltage Reference</text:p>
          </table:table-cell>
          <table:table-cell office:value-type="float" office:value="2400687" calcext:value-type="float">
            <text:p>2400687</text:p>
          </table:table-cell>
          <table:table-cell office:value-type="float" office:value="3" calcext:value-type="float">
            <text:p>3</text:p>
          </table:table-cell>
          <table:table-cell office:value-type="float" office:value="1.05" calcext:value-type="float">
            <text:p>1,05</text:p>
          </table:table-cell>
          <table:table-cell table:formula="of:=[.C7]*[.D7]" office:value-type="float" office:value="3.15" calcext:value-type="float">
            <text:p>3,15</text:p>
          </table:table-cell>
          <table:table-cell office:value-type="string" calcext:value-type="string">
            <text:p>http://www.farnell.com/datasheets/1882702.pdf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urface Mount Tantalum Capacitor, T491 Series, 10 µF, ± 10%, 16 V, 1206</text:p>
          </table:table-cell>
          <table:table-cell office:value-type="float" office:value="1457414" calcext:value-type="float">
            <text:p>1457414</text:p>
          </table:table-cell>
          <table:table-cell office:value-type="float" office:value="5" calcext:value-type="float">
            <text:p>5</text:p>
          </table:table-cell>
          <table:table-cell office:value-type="float" office:value="0.318" calcext:value-type="float">
            <text:p>0,318</text:p>
          </table:table-cell>
          <table:table-cell table:formula="of:=[.C8]*[.D8]" office:value-type="float" office:value="1.59" calcext:value-type="float">
            <text:p>1,59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SMD Multilayer Ceramic Capacitor, 0.022 µF, ± 10%, X5R, 10 V, 0603</text:p>
          </table:table-cell>
          <table:table-cell office:value-type="float" office:value="2112848" calcext:value-type="float">
            <text:p>2112848</text:p>
          </table:table-cell>
          <table:table-cell office:value-type="float" office:value="10" calcext:value-type="float">
            <text:p>10</text:p>
          </table:table-cell>
          <table:table-cell office:value-type="float" office:value="0.0673" calcext:value-type="float">
            <text:p>0,0673</text:p>
          </table:table-cell>
          <table:table-cell table:formula="of:=[.C9]*[.D9]" office:value-type="float" office:value="0.673" calcext:value-type="float">
            <text:p>0,673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SMD Multilayer Ceramic Capacitor, 0.1 µF, ± 10%, X5R, 10 V, 0603</text:p>
          </table:table-cell>
          <table:table-cell office:value-type="float" office:value="2470450" calcext:value-type="float">
            <text:p>2470450</text:p>
          </table:table-cell>
          <table:table-cell office:value-type="float" office:value="20" calcext:value-type="float">
            <text:p>20</text:p>
          </table:table-cell>
          <table:table-cell office:value-type="float" office:value="0.0311" calcext:value-type="float">
            <text:p>0,0311</text:p>
          </table:table-cell>
          <table:table-cell table:formula="of:=[.C10]*[.D10]" office:value-type="float" office:value="0.622" calcext:value-type="float">
            <text:p>0,622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AC/DC Power Supply, Raspberry Pi, Euro, 90 V, 264 V, 5 W, 5 V, 1 A</text:p>
          </table:table-cell>
          <table:table-cell office:value-type="float" office:value="2254794" calcext:value-type="float">
            <text:p>2254794</text:p>
          </table:table-cell>
          <table:table-cell office:value-type="float" office:value="1" calcext:value-type="float">
            <text:p>1</text:p>
          </table:table-cell>
          <table:table-cell office:value-type="float" office:value="4.03" calcext:value-type="float">
            <text:p>4,03</text:p>
          </table:table-cell>
          <table:table-cell table:formula="of:=[.C11]*[.D11]" office:value-type="float" office:value="4.03" calcext:value-type="float">
            <text:p>4,03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Analogue to Digital Converter, 24 bit, 96 kSPS</text:p>
          </table:table-cell>
          <table:table-cell office:value-type="float" office:value="1754965" calcext:value-type="float">
            <text:p>1754965</text:p>
          </table:table-cell>
          <table:table-cell office:value-type="float" office:value="1" calcext:value-type="float">
            <text:p>1</text:p>
          </table:table-cell>
          <table:table-cell office:value-type="float" office:value="2.22" calcext:value-type="float">
            <text:p>2,22</text:p>
          </table:table-cell>
          <table:table-cell table:formula="of:=[.C12]*[.D12]" office:value-type="float" office:value="2.22" calcext:value-type="float">
            <text:p>2,22</text:p>
          </table:table-cell>
          <table:table-cell office:value-type="string" calcext:value-type="string">
            <text:p>http://www.farnell.com/datasheets/1764047.pdf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urface Mount Chip Resistor, Thick Film, RC Series, 100 kohm, 0603</text:p>
          </table:table-cell>
          <table:table-cell office:value-type="float" office:value="2309107" calcext:value-type="float">
            <text:p>2309107</text:p>
          </table:table-cell>
          <table:table-cell office:value-type="float" office:value="50" calcext:value-type="float">
            <text:p>50</text:p>
          </table:table-cell>
          <table:table-cell office:value-type="float" office:value="0.0033" calcext:value-type="float">
            <text:p>0,0033</text:p>
          </table:table-cell>
          <table:table-cell table:formula="of:=[.C13]*[.D13]" office:value-type="float" office:value="0.165" calcext:value-type="float">
            <text:p>0,165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Surface Mount Chip Resistor, Thick Film, RC Series, 1 kohm, <text:s/>0603</text:p>
          </table:table-cell>
          <table:table-cell office:value-type="float" office:value="2309108" calcext:value-type="float">
            <text:p>2309108</text:p>
          </table:table-cell>
          <table:table-cell office:value-type="float" office:value="50" calcext:value-type="float">
            <text:p>50</text:p>
          </table:table-cell>
          <table:table-cell office:value-type="float" office:value="0.0047" calcext:value-type="float">
            <text:p>0,0047</text:p>
          </table:table-cell>
          <table:table-cell table:formula="of:=[.C14]*[.D14]" office:value-type="float" office:value="0.235" calcext:value-type="float">
            <text:p>0,235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Surface Mount Chip Resistor, Thick Film, MC Series, 10 kohm, 0603</text:p>
          </table:table-cell>
          <table:table-cell office:value-type="float" office:value="9330399" calcext:value-type="float">
            <text:p>9330399</text:p>
          </table:table-cell>
          <table:table-cell office:value-type="float" office:value="50" calcext:value-type="float">
            <text:p>50</text:p>
          </table:table-cell>
          <table:table-cell office:value-type="float" office:value="0.012" calcext:value-type="float">
            <text:p>0,012</text:p>
          </table:table-cell>
          <table:table-cell table:formula="of:=[.C15]*[.D15]" office:value-type="float" office:value="0.6" calcext:value-type="float">
            <text:p>0,6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POTENTIOMETER, 1KOHM</text:p>
          </table:table-cell>
          <table:table-cell office:value-type="float" office:value="2219385" calcext:value-type="float">
            <text:p>2219385</text:p>
          </table:table-cell>
          <table:table-cell office:value-type="float" office:value="8" calcext:value-type="float">
            <text:p>8</text:p>
          </table:table-cell>
          <table:table-cell office:value-type="float" office:value="0.25" calcext:value-type="float">
            <text:p>0,25</text:p>
          </table:table-cell>
          <table:table-cell table:formula="of:=[.C16]*[.D16]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SMD Resistor, Thick Film, MC Series, 9.53 kohm, 63 mW, ± 1%, 50 V</text:p>
          </table:table-cell>
          <table:table-cell office:value-type="float" office:value="1170887" calcext:value-type="float">
            <text:p>1170887</text:p>
          </table:table-cell>
          <table:table-cell office:value-type="float" office:value="20" calcext:value-type="float">
            <text:p>20</text:p>
          </table:table-cell>
          <table:table-cell office:value-type="float" office:value="0.014" calcext:value-type="float">
            <text:p>0,014</text:p>
          </table:table-cell>
          <table:table-cell table:formula="of:=[.C17]*[.D17]" office:value-type="float" office:value="0.28" calcext:value-type="float">
            <text:p>0,28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Fixed LDO Voltage Regulator, 6.4V to 18V, 1.2V Dropout, 5Vout, 1Aout, sot223</text:p>
          </table:table-cell>
          <table:table-cell office:value-type="float" office:value="1825292" calcext:value-type="float">
            <text:p>1825292</text:p>
          </table:table-cell>
          <table:table-cell office:value-type="float" office:value="2" calcext:value-type="float">
            <text:p>2</text:p>
          </table:table-cell>
          <table:table-cell office:value-type="float" office:value="0.571" calcext:value-type="float">
            <text:p>0,571</text:p>
          </table:table-cell>
          <table:table-cell table:formula="of:=[.C18]*[.D18]" office:value-type="float" office:value="1.142" calcext:value-type="float">
            <text:p>1,142</text:p>
          </table:table-cell>
          <table:table-cell office:value-type="string" calcext:value-type="string">
            <text:p>http://www.farnell.com/datasheets/1696797.pdf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Resistor, Thick Film, CR Series, 20 kohm, 100 mW, ± 1%, 50 V, 0603</text:p>
          </table:table-cell>
          <table:table-cell office:value-type="float" office:value="2333523" calcext:value-type="float">
            <text:p>2333523</text:p>
          </table:table-cell>
          <table:table-cell office:value-type="float" office:value="30" calcext:value-type="float">
            <text:p>30</text:p>
          </table:table-cell>
          <table:table-cell office:value-type="float" office:value="0.0486" calcext:value-type="float">
            <text:p>0,0486</text:p>
          </table:table-cell>
          <table:table-cell table:formula="of:=[.C19]*[.D19]" office:value-type="float" office:value="1.458" calcext:value-type="float">
            <text:p>1,458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SMD Aluminium Electrolytic Capacitor, WCAP-ASLL Series, 1 µF, 50 V, Radial Can</text:p>
          </table:table-cell>
          <table:table-cell office:value-type="float" office:value="2466226" calcext:value-type="float">
            <text:p>2466226</text:p>
          </table:table-cell>
          <table:table-cell office:value-type="float" office:value="5" calcext:value-type="float">
            <text:p>5</text:p>
          </table:table-cell>
          <table:table-cell office:value-type="float" office:value="0.142" calcext:value-type="float">
            <text:p>0,142</text:p>
          </table:table-cell>
          <table:table-cell table:formula="of:=[.C20]*[.D20]" office:value-type="float" office:value="0.71" calcext:value-type="float">
            <text:p>0,71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SMD Aluminium Electrolytic Capacitor, WCAP-ASLI Series, 10 µF, 16 V, Radial Can</text:p>
          </table:table-cell>
          <table:table-cell office:value-type="float" office:value="2466275" calcext:value-type="float">
            <text:p>2466275</text:p>
          </table:table-cell>
          <table:table-cell office:value-type="float" office:value="5" calcext:value-type="float">
            <text:p>5</text:p>
          </table:table-cell>
          <table:table-cell office:value-type="float" office:value="0.158" calcext:value-type="float">
            <text:p>0,158</text:p>
          </table:table-cell>
          <table:table-cell table:formula="of:=[.C21]*[.D21]" office:value-type="float" office:value="0.79" calcext:value-type="float">
            <text:p>0,79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TLV71333PDBVR  Fixed LDO Voltage Regulator, 1.4V to 5.5V, 230mV Dropout, 3.3Vout, 150mAout, SOT-23-5</text:p>
          </table:table-cell>
          <table:table-cell office:value-type="float" office:value="2463932" calcext:value-type="float">
            <text:p>2463932</text:p>
          </table:table-cell>
          <table:table-cell office:value-type="float" office:value="5" calcext:value-type="float">
            <text:p>5</text:p>
          </table:table-cell>
          <table:table-cell office:value-type="float" office:value="0.197" calcext:value-type="float">
            <text:p>0,197</text:p>
          </table:table-cell>
          <table:table-cell table:formula="of:=[.C22]*[.D22]" office:value-type="float" office:value="0.985" calcext:value-type="float">
            <text:p>0,985</text:p>
          </table:table-cell>
          <table:table-cell office:value-type="string" calcext:value-type="string">
            <text:p>http://www.farnell.com/datasheets/1888877.pdf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CDCS502PW  CLOCK GENERATOR, 32MHZ, TSSOP-8</text:p>
          </table:table-cell>
          <table:table-cell office:value-type="float" office:value="2492599" calcext:value-type="float">
            <text:p>2492599</text:p>
          </table:table-cell>
          <table:table-cell office:value-type="float" office:value="1" calcext:value-type="float">
            <text:p>1</text:p>
          </table:table-cell>
          <table:table-cell office:value-type="float" office:value="2.66" calcext:value-type="float">
            <text:p>2,66</text:p>
          </table:table-cell>
          <table:table-cell table:formula="of:=[.C23]*[.D23]" office:value-type="float" office:value="2.66" calcext:value-type="float">
            <text:p>2,66</text:p>
          </table:table-cell>
          <table:table-cell office:value-type="string" calcext:value-type="string">
            <text:p>http://www.farnell.com/datasheets/1919071.pdf</text:p>
          </table:table-cell>
          <table:table-cell table:number-columns-repeated="1018"/>
        </table:table-row>
        <table:table-row table:style-name="ro1">
          <table:table-cell table:style-name="Default"/>
          <table:table-cell table:number-columns-repeated="3"/>
          <table:table-cell table:formula="of:=[.C24]*[.D24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Default"/>
          <table:table-cell table:number-columns-repeated="3"/>
          <table:table-cell table:formula="of:=[.C25]*[.D25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[.C26]*[.D26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[.C27]*[.D27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r VCO-1:</text:p>
          </table:table-cell>
          <table:table-cell table:number-columns-repeated="3"/>
          <table:table-cell table:formula="of:=[.C28]*[.D28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Rotary Potentiometer, Conductive Plastic, P160 Series, 100 kohm, Linear</text:p>
          </table:table-cell>
          <table:table-cell office:value-type="float" office:value="1760795" calcext:value-type="float">
            <text:p>1760795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.04" calcext:value-type="float">
            <text:p>1,04</text:p>
          </table:table-cell>
          <table:table-cell table:formula="of:=[.C29]*[.D29]" office:value-type="float" office:value="10.4" calcext:value-type="float">
            <text:p>10,4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MULTICOMP  CR-MS-2  KNOB, SOFT TOUCH, SPLINED SHAFT, YEL</text:p>
          </table:table-cell>
          <table:table-cell office:value-type="float" office:value="1440003" calcext:value-type="float">
            <text:p>1440003</text:p>
          </table:table-cell>
          <table:table-cell office:value-type="float" office:value="10" calcext:value-type="float">
            <text:p>10</text:p>
          </table:table-cell>
          <table:table-cell office:value-type="float" office:value="0.474" calcext:value-type="float">
            <text:p>0,474</text:p>
          </table:table-cell>
          <table:table-cell table:formula="of:=[.C30]*[.D30]" office:value-type="float" office:value="4.74" calcext:value-type="float">
            <text:p>4,74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Rotary Potentiometer, Cermet, 93 Series, 100 ohm, Linear</text:p>
          </table:table-cell>
          <table:table-cell office:value-type="float" office:value="2321801" calcext:value-type="float">
            <text:p>2321801</text:p>
          </table:table-cell>
          <table:table-cell office:value-type="float" office:value="1" calcext:value-type="float">
            <text:p>1</text:p>
          </table:table-cell>
          <table:table-cell office:value-type="float" office:value="6.44" calcext:value-type="float">
            <text:p>6,44</text:p>
          </table:table-cell>
          <table:table-cell table:formula="of:=[.C31]*[.D31]" office:value-type="float" office:value="6.44" calcext:value-type="float">
            <text:p>6,44</text:p>
          </table:table-cell>
          <table:table-cell table:number-columns-repeated="2"/>
          <table:table-cell office:value-type="string" calcext:value-type="string">
            <text:p>6mm shaft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formula="of:=[.C32]*[.D32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[.C33]*[.D33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[.C34]*[.D34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[.C35]*[.D35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[.C36]*[.D36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[.C37]*[.D37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[.C38]*[.D38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[.C39]*[.D39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[.C40]*[.D40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[.C41]*[.D41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[.C42]*[.D42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 table:formula="of:=SUM([.E4:.E42])" office:value-type="float" office:value="60.406" calcext:value-type="float">
            <text:p>60,406</text:p>
          </table:table-cell>
          <table:table-cell table:style-name="ce1" office:value-type="string" calcext:value-type="string">
            <text:p>Total</text:p>
          </table:table-cell>
          <table:table-cell table:number-columns-repeated="1018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i" fo:country="FI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5">00.00.0000</text:date>, <text:time style:data-style-name="N2" text:time-value="16:49:23.34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9T14:47:51.448000000</meta:creation-date>
    <dc:date>2015-11-15T19:22:51.073000000</dc:date>
    <meta:editing-duration>PT5H5M52S</meta:editing-duration>
    <meta:editing-cycles>11</meta:editing-cycles>
    <meta:generator>LibreOffice/4.4.5.2$Windows_x86 LibreOffice_project/a22f674fd25a3b6f45bdebf25400ed2adff0ff99</meta:generator>
    <meta:document-statistic meta:table-count="1" meta:cell-count="149" meta:object-count="0"/>
  </office:meta>
</office:document-meta>
</file>